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0.699cm"/>
    </style:style>
    <style:style style:name="co4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VilleMTP_MTP_Cantons_201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AREA,N,13,11</text:p>
          </table:table-cell>
          <table:table-cell office:value-type="string">
            <text:p>PERIMETER,N,13,11</text:p>
          </table:table-cell>
          <table:table-cell office:value-type="string">
            <text:p>CANTON,N,4,0</text:p>
          </table:table-cell>
          <table:table-cell office:value-type="string">
            <text:p>LIBCANT,C,16</text:p>
          </table:table-cell>
          <table:table-cell office:value-type="string">
            <text:p>SYMBOLE,N,19,11</text:p>
          </table:table-cell>
          <table:table-cell office:value-type="string">
            <text:p>Shape_Leng,N,19,11</text:p>
          </table:table-cell>
          <table:table-cell office:value-type="string">
            <text:p>Shape_Area,N,19,11</text:p>
          </table:table-cell>
        </table:table-row>
        <table:table-row table:style-name="ro1">
          <table:table-cell office:value-type="float" office:value="5853100">
            <text:p>5853100</text:p>
          </table:table-cell>
          <table:table-cell office:value-type="float" office:value="12251.4">
            <text:p>12251,4</text:p>
          </table:table-cell>
          <table:table-cell office:value-type="float" office:value="2">
            <text:p>2</text:p>
          </table:table-cell>
          <table:table-cell office:value-type="string">
            <text:p>DEUXIEME CANTON</text:p>
          </table:table-cell>
          <table:table-cell office:value-type="float" office:value="57">
            <text:p>57</text:p>
          </table:table-cell>
          <table:table-cell office:value-type="float" office:value="12255.9757357">
            <text:p>12255,9757357</text:p>
          </table:table-cell>
          <table:table-cell office:value-type="float" office:value="5857482.57275">
            <text:p>5857482,57275</text:p>
          </table:table-cell>
        </table:table-row>
        <table:table-row table:style-name="ro1">
          <table:table-cell office:value-type="float" office:value="5696250">
            <text:p>5696250</text:p>
          </table:table-cell>
          <table:table-cell office:value-type="float" office:value="14354.8">
            <text:p>14354,8</text:p>
          </table:table-cell>
          <table:table-cell office:value-type="float" office:value="10">
            <text:p>10</text:p>
          </table:table-cell>
          <table:table-cell office:value-type="string">
            <text:p>DIXIEME CANTON</text:p>
          </table:table-cell>
          <table:table-cell office:value-type="float" office:value="24">
            <text:p>24</text:p>
          </table:table-cell>
          <table:table-cell office:value-type="float" office:value="14360.2328117">
            <text:p>14360,2328117</text:p>
          </table:table-cell>
          <table:table-cell office:value-type="float" office:value="5700580.14307">
            <text:p>5700580,14307</text:p>
          </table:table-cell>
        </table:table-row>
        <table:table-row table:style-name="ro1">
          <table:table-cell office:value-type="float" office:value="6358350">
            <text:p>6358350</text:p>
          </table:table-cell>
          <table:table-cell office:value-type="float" office:value="15181">
            <text:p>15181</text:p>
          </table:table-cell>
          <table:table-cell office:value-type="float" office:value="3">
            <text:p>3</text:p>
          </table:table-cell>
          <table:table-cell office:value-type="string">
            <text:p>TROISIEME CANTON</text:p>
          </table:table-cell>
          <table:table-cell office:value-type="float" office:value="94">
            <text:p>94</text:p>
          </table:table-cell>
          <table:table-cell office:value-type="float" office:value="15186.8005332">
            <text:p>15186,8005332</text:p>
          </table:table-cell>
          <table:table-cell office:value-type="float" office:value="6363185.51228">
            <text:p>6363185,51228</text:p>
          </table:table-cell>
        </table:table-row>
        <table:table-row table:style-name="ro1">
          <table:table-cell office:value-type="float" office:value="5001780">
            <text:p>5001780</text:p>
          </table:table-cell>
          <table:table-cell office:value-type="float" office:value="12710.5">
            <text:p>12710,5</text:p>
          </table:table-cell>
          <table:table-cell office:value-type="float" office:value="9">
            <text:p>9</text:p>
          </table:table-cell>
          <table:table-cell office:value-type="string">
            <text:p>NEUVIEME CANTON</text:p>
          </table:table-cell>
          <table:table-cell office:value-type="float" office:value="19">
            <text:p>19</text:p>
          </table:table-cell>
          <table:table-cell office:value-type="float" office:value="12715.336417">
            <text:p>12715,336417</text:p>
          </table:table-cell>
          <table:table-cell office:value-type="float" office:value="5005600.31137">
            <text:p>5005600,31137</text:p>
          </table:table-cell>
        </table:table-row>
        <table:table-row table:style-name="ro1">
          <table:table-cell office:value-type="float" office:value="12489900">
            <text:p>12489900</text:p>
          </table:table-cell>
          <table:table-cell office:value-type="float" office:value="20805.9">
            <text:p>20805,9</text:p>
          </table:table-cell>
          <table:table-cell office:value-type="float" office:value="4">
            <text:p>4</text:p>
          </table:table-cell>
          <table:table-cell office:value-type="string">
            <text:p>QUATRIEME CANTON</text:p>
          </table:table-cell>
          <table:table-cell office:value-type="float" office:value="25">
            <text:p>25</text:p>
          </table:table-cell>
          <table:table-cell office:value-type="float" office:value="20814.0924652">
            <text:p>20814,0924652</text:p>
          </table:table-cell>
          <table:table-cell office:value-type="float" office:value="12499717.3262">
            <text:p>12499717,3262</text:p>
          </table:table-cell>
        </table:table-row>
        <table:table-row table:style-name="ro1">
          <table:table-cell office:value-type="float" office:value="4048280">
            <text:p>4048280</text:p>
          </table:table-cell>
          <table:table-cell office:value-type="float" office:value="16021.9">
            <text:p>16021,9</text:p>
          </table:table-cell>
          <table:table-cell office:value-type="float" office:value="7">
            <text:p>7</text:p>
          </table:table-cell>
          <table:table-cell office:value-type="string">
            <text:p>SEPTIEME CANTON</text:p>
          </table:table-cell>
          <table:table-cell office:value-type="float" office:value="17">
            <text:p>17</text:p>
          </table:table-cell>
          <table:table-cell office:value-type="float" office:value="16028.2147737">
            <text:p>16028,2147737</text:p>
          </table:table-cell>
          <table:table-cell office:value-type="float" office:value="4051488.40016">
            <text:p>4051488,40016</text:p>
          </table:table-cell>
        </table:table-row>
        <table:table-row table:style-name="ro1">
          <table:table-cell office:value-type="float" office:value="1582120">
            <text:p>1582120</text:p>
          </table:table-cell>
          <table:table-cell office:value-type="float" office:value="6742.32">
            <text:p>6742,32</text:p>
          </table:table-cell>
          <table:table-cell office:value-type="float" office:value="1">
            <text:p>1</text:p>
          </table:table-cell>
          <table:table-cell office:value-type="string">
            <text:p>PREMIER CANTON</text:p>
          </table:table-cell>
          <table:table-cell office:value-type="float" office:value="14">
            <text:p>14</text:p>
          </table:table-cell>
          <table:table-cell office:value-type="float" office:value="6744.98230332">
            <text:p>6744,98230332</text:p>
          </table:table-cell>
          <table:table-cell office:value-type="float" office:value="1583369.45776">
            <text:p>1583369,45776</text:p>
          </table:table-cell>
        </table:table-row>
        <table:table-row table:style-name="ro1">
          <table:table-cell office:value-type="float" office:value="2945570">
            <text:p>2945570</text:p>
          </table:table-cell>
          <table:table-cell office:value-type="float" office:value="8763.65">
            <text:p>8763,65</text:p>
          </table:table-cell>
          <table:table-cell office:value-type="float" office:value="10">
            <text:p>10</text:p>
          </table:table-cell>
          <table:table-cell office:value-type="string">
            <text:p>DIXIEME CANTON</text:p>
          </table:table-cell>
          <table:table-cell office:value-type="float" office:value="24">
            <text:p>24</text:p>
          </table:table-cell>
          <table:table-cell office:value-type="float" office:value="8767.14928814">
            <text:p>8767,14928814</text:p>
          </table:table-cell>
          <table:table-cell office:value-type="float" office:value="2947903.59208">
            <text:p>2947903,59208</text:p>
          </table:table-cell>
        </table:table-row>
        <table:table-row table:style-name="ro1">
          <table:table-cell office:value-type="float" office:value="4386530">
            <text:p>4386530</text:p>
          </table:table-cell>
          <table:table-cell office:value-type="float" office:value="10282.2">
            <text:p>10282,2</text:p>
          </table:table-cell>
          <table:table-cell office:value-type="float" office:value="8">
            <text:p>8</text:p>
          </table:table-cell>
          <table:table-cell office:value-type="string">
            <text:p>HUITIEME CANTON</text:p>
          </table:table-cell>
          <table:table-cell office:value-type="float" office:value="23">
            <text:p>23</text:p>
          </table:table-cell>
          <table:table-cell office:value-type="float" office:value="10286.3367277">
            <text:p>10286,3367277</text:p>
          </table:table-cell>
          <table:table-cell office:value-type="float" office:value="4390053.46668">
            <text:p>4390053,46668</text:p>
          </table:table-cell>
        </table:table-row>
        <table:table-row table:style-name="ro1">
          <table:table-cell office:value-type="float" office:value="3892160">
            <text:p>3892160</text:p>
          </table:table-cell>
          <table:table-cell office:value-type="float" office:value="9454.72">
            <text:p>9454,72</text:p>
          </table:table-cell>
          <table:table-cell office:value-type="float" office:value="5">
            <text:p>5</text:p>
          </table:table-cell>
          <table:table-cell office:value-type="string">
            <text:p>CINQUIEME CANTON</text:p>
          </table:table-cell>
          <table:table-cell office:value-type="float" office:value="4">
            <text:p>4</text:p>
          </table:table-cell>
          <table:table-cell office:value-type="float" office:value="9458.59741209">
            <text:p>9458,59741209</text:p>
          </table:table-cell>
          <table:table-cell office:value-type="float" office:value="3895327.84792">
            <text:p>3895327,84792</text:p>
          </table:table-cell>
        </table:table-row>
        <table:table-row table:style-name="ro1">
          <table:table-cell office:value-type="float" office:value="4820390">
            <text:p>4820390</text:p>
          </table:table-cell>
          <table:table-cell office:value-type="float" office:value="9731.32">
            <text:p>9731,32</text:p>
          </table:table-cell>
          <table:table-cell office:value-type="float" office:value="6">
            <text:p>6</text:p>
          </table:table-cell>
          <table:table-cell office:value-type="string">
            <text:p>SIXIEME CANTON</text:p>
          </table:table-cell>
          <table:table-cell office:value-type="float" office:value="18">
            <text:p>18</text:p>
          </table:table-cell>
          <table:table-cell office:value-type="float" office:value="9735.35119199">
            <text:p>9735,35119199</text:p>
          </table:table-cell>
          <table:table-cell office:value-type="float" office:value="4824365.16322">
            <text:p>4824365,16322</text:p>
          </table:table-cell>
        </table:table-row>
      </table:table>
      <table:table table:name="Métadonnées" table:style-name="ta1" table:print="false">
        <table:table-column table:style-name="co6" table:default-cell-style-name="Default"/>
        <table:table-row table:style-name="ro1">
          <table:table-cell office:value-type="string">
            <text:p><text:s text:c="3"/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 office:value-type="string">
            <text:p>Données publiques ouvertes - Montpellier Territoire Numérique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 office:value-type="string">
            <text:p>Fiche métadonnées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ID : 84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TITRE : Canton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IDENTIFIANT : VilleMTP_MTP_Cantons_201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DESCRIPTION : Cette donnée (surfacique) renseigne les cantons de la Ville de Montpellier. Les cantons sont les divisions territoriales pour l’élection des conseillers générau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COUVERTUTE GÉOGRAPHIQUE : Ville de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LANGUE : françai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DATE PUBLICATION : 2012-06-21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PÉRIODE VALIDITÉE : Annuel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MISE À JOUR : 2012-06-21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PRORIÉTAIRE : Ville de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DIFFUSEUR : Ville de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CATÉGORIE : Politique Publique &amp;amp; Démocrati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THÈME INSPIRE : Localisa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LICENCE : LICENCE OUVERTE / OPEN LICENCE http://www.etalab.gouv.fr/pages/licence-ouverte-open-licence-5899923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MOTS CLÉS : canton <text:s/>; élection ; découpage électoral ; démocratie ; citoyenneté ;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TARIFICATION : Gratuite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 office:value-type="string">
            <text:p>Site : http://opendata.montpelliernumerique.fr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1">21/06/2012</text:date>, <text:time>14:3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6-21T14:31:34.44</dc:date>
    <dc:creator>Jérémie Valentin</dc:creator>
    <meta:editing-duration>PT8S</meta:editing-duration>
    <meta:editing-cycles>1</meta:editing-cycles>
    <meta:document-statistic meta:table-count="2" meta:cell-count="110" meta:object-count="0"/>
  </office:meta>
</office:document-meta>
</file>